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éation numériqu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2"><text:a xlink:href="https://www.observatoire-des-territoires.gouv.fr/part-des-20-24-ans-sans-diplome" xlink:type="simple">https://www.observatoire-des-territoires.gouv.fr/part-des-20-24-ans-sans-diplome</text:a></text:span><text:span text:style-name="T2"> et https://www.observatoire-des-territoires.gouv.fr/population-au-dernier-recensement et </text:span><text:span text:style-name="T2"><text:a xlink:href="https://www.observatoire-des-territoires.gouv.fr/part-des-18-24-ans" xlink:type="simple">https://www.observatoire-des-territoires.gouv.fr/part-des-18-24-ans</text:a></text:span><text:span text:style-name="T2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  <table:table-row table:style-name="ro1">
          <table:table-cell office:value-type="string" calcext:value-type="string">
            <text:p>taux-insertion-dut-mmi-2015-2016-2017-2019</text:p>
          </table:table-cell>
          <table:table-cell office:value-type="string" calcext:value-type="string">
            <text:p><text:a xlink:href="https://www.data.gouv.fr/fr/datasets/insertion-professionnelle-des-diplome-e-s-de-diplome-universitaire-de-technologie-dut-en-universites-et-etablissements-assimiles-donnees-nationales-par-disciplines-detaillees/" xlink:type="simple">https://www.data.gouv.fr/fr/datasets/insertion-professionnelle-des-diplome-e-s-de-diplome-universitaire-de-technologie-dut-en-universites-et-etablissements-assimiles-donnees-nationales-par-disciplines-detaillees/</text:a></text:p>
          </table:table-cell>
          <table:table-cell/>
        </table:table-row>
        <table:table-row table:style-name="ro1">
          <table:table-cell office:value-type="string" calcext:value-type="string">
            <text:p>Public VàD - données statistiques</text:p>
          </table:table-cell>
          <table:table-cell office:value-type="string" calcext:value-type="string">
            <text:p><text:a xlink:href="https://www.data.gouv.fr/datasets/consommation-des-menages-en-video-a-la-demande/reuses_and_dataservices/" xlink:type="simple">https://www.data.gouv.fr/datasets/consommation-des-menages-en-video-a-la-demande/reuses_and_dataservices/</text:a></text:p>
          </table:table-cell>
          <table:table-cell/>
        </table:table-row>
      </table:table>
      <table:table table:name="développement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5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5 le comptage s’arrête à la fin du mois de mars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geo-radar-france</text:p>
          </table:table-cell>
          <table:table-cell table:style-name="ce3" office:value-type="string" calcext:value-type="string">
            <text:p><text:a xlink:href="https://www.data.gouv.fr/fr/datasets/liste-des-radars-fixes-en-france" xlink:type="simple">https://www.data.gouv.fr/fr/datasets/liste-des-radars-fixes-en-france</text:a></text:p>
          </table:table-cell>
          <table:table-cell/>
        </table:table-row>
        <table:table-row table:style-name="ro1">
          <table:table-cell office:value-type="string" calcext:value-type="string">
            <text:p>geo-service-dattente-en-gare</text:p>
          </table:table-cell>
          <table:table-cell office:value-type="string" calcext:value-type="string">
            <text:p><text:a xlink:href="https://www.data.gouv.fr/datasets/service-dattente-en-gare/" xlink:type="simple">https://www.data.gouv.fr/datasets/service-dattente-en-gare/</text:a></text:p>
          </table:table-cell>
          <table:table-cell/>
        </table:table-row>
        <table:table-row table:style-name="ro1">
          <table:table-cell office:value-type="string" calcext:value-type="string">
            <text:p>naissances-par-pays-2000-2010</text:p>
          </table:table-cell>
          <table:table-cell office:value-type="string" calcext:value-type="string">
            <text:p><text:a xlink:href="https://data.un.org/Data.aspx?d=POP&amp;f=tableCode%3A55" xlink:type="simple">https://data.un.org/Data.aspx?d=POP&amp;f=tableCode%3A55</text:a></text:p>
          </table:table-cell>
          <table:table-cell/>
        </table:table-row>
        <table:table-row table:style-name="ro1">
          <table:table-cell office:value-type="string" calcext:value-type="string">
            <text:p>naissances-2006-par-dpt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1-18T16:43:15.414000000</dc:date>
    <meta:editing-duration>PT15H4M11S</meta:editing-duration>
    <meta:editing-cycles>69</meta:editing-cycles>
    <meta:generator>LibreOffice/7.2.7.2$Windows_X86_64 LibreOffice_project/8d71d29d553c0f7dcbfa38fbfda25ee34cce99a2</meta:generator>
    <meta:document-statistic meta:table-count="2" meta:cell-count="89" meta:object-count="0"/>
  </office:meta>
</office:document-meta>
</file>